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2000002A7769FC4D0217C2E53.png" manifest:media-type="image/png"/>
  <manifest:file-entry manifest:full-path="Pictures/1000000100000291000002A7E090AB7467871255.png" manifest:media-type="image/png"/>
  <manifest:file-entry manifest:full-path="Pictures/1000023000002E6800003505F5F5D2F1F80E81D9.svg" manifest:media-type="image/svg+xml"/>
  <manifest:file-entry manifest:full-path="Pictures/1000000100000291000002A7FAE028D6D64D4C64.png" manifest:media-type="image/png"/>
  <manifest:file-entry manifest:full-path="Pictures/10000001000002A7000002A7075B6FDCED2282A2.png" manifest:media-type="image/png"/>
  <manifest:file-entry manifest:full-path="Pictures/1000061C0000335E0000350541DBDAF0BC96F616.svg" manifest:media-type="image/svg+xml"/>
  <manifest:file-entry manifest:full-path="Pictures/100003E60000335E00003505167413D6F33A02CE.svg" manifest:media-type="image/svg+xml"/>
  <manifest:file-entry manifest:full-path="Pictures/100002F200003505000035056626A351B79BB95D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in" fo:margin-top="0in" fo:margin-bottom="0in" table:align="margins"/>
    </style:style>
    <style:style style:name="Table2.A" style:family="table-column">
      <style:table-column-properties style:column-width="3.9993in" style:rel-column-width="32761*"/>
    </style:style>
    <style:style style:name="Table2.B" style:family="table-column">
      <style:table-column-properties style:column-width="4.0007in" style:rel-column-width="32774*"/>
    </style:style>
    <style:style style:name="Table2.A1" style:family="table-cell">
      <style:table-cell-properties fo:padding="0.0382in" fo:border-left="none" fo:border-right="none" fo:border-top="1.25pt solid #999999" fo:border-bottom="none" style:writing-mode="page"/>
    </style:style>
    <style:style style:name="Table2.A2" style:family="table-cell">
      <style:table-cell-properties fo:padding="0.0382in" fo:border="none" style:writing-mode="page"/>
    </style:style>
    <style:style style:name="Table7" style:family="table">
      <style:table-properties style:width="8in" fo:margin-top="0.1403in" fo:margin-bottom="0in" table:align="margins"/>
    </style:style>
    <style:style style:name="Table7.A" style:family="table-column">
      <style:table-column-properties style:column-width="3.9993in" style:rel-column-width="32761*"/>
    </style:style>
    <style:style style:name="Table7.B" style:family="table-column">
      <style:table-column-properties style:column-width="4.0007in" style:rel-column-width="32774*"/>
    </style:style>
    <style:style style:name="Table7.A1" style:family="table-cell">
      <style:table-cell-properties fo:padding="0.0382in" fo:border="none" style:writing-mode="page"/>
    </style:style>
    <style:style style:name="Table7.2" style:family="table-row">
      <style:table-row-properties style:min-row-height="0.3819in"/>
    </style:style>
    <style:style style:name="Table6" style:family="table">
      <style:table-properties style:width="8in" fo:margin-top="0.1403in" fo:margin-bottom="0in" table:align="margins"/>
    </style:style>
    <style:style style:name="Table6.A" style:family="table-column">
      <style:table-column-properties style:column-width="3.875in" style:rel-column-width="31743*"/>
    </style:style>
    <style:style style:name="Table6.B" style:family="table-column">
      <style:table-column-properties style:column-width="4.125in" style:rel-column-width="33792*"/>
    </style:style>
    <style:style style:name="Table6.A1" style:family="table-cell">
      <style:table-cell-properties fo:padding="0.0382in" fo:border="none" style:writing-mode="page"/>
    </style:style>
    <style:style style:name="Table6.2" style:family="table-row">
      <style:table-row-properties style:min-row-height="0.3819in"/>
    </style:style>
    <style:style style:name="Education" style:family="table">
      <style:table-properties style:width="8in" table:align="margins"/>
    </style:style>
    <style:style style:name="Education.A" style:family="table-column">
      <style:table-column-properties style:column-width="4in" style:rel-column-width="32767*"/>
    </style:style>
    <style:style style:name="Education.B" style:family="table-column">
      <style:table-column-properties style:column-width="4in" style:rel-column-width="32768*"/>
    </style:style>
    <style:style style:name="Education.A1" style:family="table-cell">
      <style:table-cell-properties fo:padding="0.0382in" fo:border-left="none" fo:border-right="none" fo:border-top="1.25pt solid #999999" fo:border-bottom="none" style:writing-mode="page"/>
    </style:style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B" style:family="table-column">
      <style:table-column-properties style:column-width="4in" style:rel-column-width="32768*"/>
    </style:style>
    <style:style style:name="Table1.A1" style:family="table-cell">
      <style:table-cell-properties fo:padding="0.0382in" fo:border-left="none" fo:border-right="none" fo:border-top="1.25pt solid #999999" fo:border-bottom="none" style:writing-mode="page"/>
    </style:style>
    <style:style style:name="Table1.2" style:family="table-row">
      <style:table-row-properties style:min-row-height="0.2701in"/>
    </style:style>
    <style:style style:name="Table1.A2" style:family="table-cell">
      <style:table-cell-properties fo:padding="0.0382in" fo:border="none" style:writing-mode="pag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4in" style:rel-column-width="32767*"/>
    </style:style>
    <style:style style:name="Table3.B" style:family="table-column">
      <style:table-column-properties style:column-width="4in" style:rel-column-width="32768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none" fo:border-right="none" fo:border-top="1.25pt solid #999999" fo:border-bottom="none" style:writing-mode="page"/>
    </style:style>
    <style:style style:name="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P2" style:family="paragraph" style:parent-style-name="Table_20_Contents">
      <style:paragraph-properties fo:text-align="end" style:justify-single-word="false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a23bb" officeooo:paragraph-rsid="001b7aba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d0284" officeooo:paragraph-rsid="001d0284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41b28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1d0284" officeooo:paragraph-rsid="001b7aba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28a8a5" officeooo:paragraph-rsid="0028a8a5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570fa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28a8a5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333333" loext:opacity="100%" fo:font-size="9pt" officeooo:paragraph-rsid="0043873e" style:font-size-asian="9pt" style:font-size-complex="9pt"/>
    </style:style>
    <style:style style:name="P16" style:family="paragraph" style:parent-style-name="Header">
      <style:text-properties officeooo:paragraph-rsid="003a777b"/>
    </style:style>
    <style:style style:name="P17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P18" style:family="paragraph" style:parent-style-name="Table_20_Contents">
      <style:text-properties fo:font-size="6pt" officeooo:paragraph-rsid="003a777b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8pt" style:font-size-complex="8pt"/>
    </style:style>
    <style:style style:name="P22" style:family="paragraph" style:parent-style-name="Text_20_body">
      <style:paragraph-properties fo:margin-top="0.1201in" fo:margin-bottom="0.0402in" style:contextual-spacing="false" fo:line-height="100%"/>
      <style:text-properties fo:color="#666666" loext:opacity="100%" style:font-name="Hack" fo:font-size="16pt" fo:font-weight="bold" officeooo:rsid="0027d32f" officeooo:paragraph-rsid="002a0500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officeooo:paragraph-rsid="00570fad"/>
    </style:style>
    <style:style style:name="P24" style:family="paragraph" style:parent-style-name="Text_20_body">
      <style:paragraph-properties fo:margin-top="0.1201in" fo:margin-bottom="0.0402in" style:contextual-spacing="false" fo:line-height="100%"/>
      <style:text-properties officeooo:paragraph-rsid="001b7aba"/>
    </style:style>
    <style:style style:name="P25" style:family="paragraph" style:parent-style-name="Text_20_body" style:master-page-name="">
      <style:paragraph-properties fo:margin-top="0.1201in" fo:margin-bottom="0.0402in" style:contextual-spacing="false" fo:line-height="100%" style:page-number="auto"/>
      <style:text-properties officeooo:paragraph-rsid="001b7aba"/>
    </style:style>
    <style:style style:name="P26" style:family="paragraph" style:parent-style-name="Standard">
      <style:text-properties officeooo:paragraph-rsid="0027d32f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fo:font-size="9pt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paragraph-rsid="0041b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.1201in" fo:margin-bottom="0.0402in" style:contextual-spacing="false" fo:line-height="100%"/>
      <style:text-properties fo:font-weight="bold" officeooo:paragraph-rsid="0041b283" style:font-weight-asian="bold" style:font-weight-complex="bold"/>
    </style:style>
    <style:style style:name="P30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7f9fe"/>
    </style:style>
    <style:style style:name="P31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2b63b"/>
    </style:style>
    <style:style style:name="P32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70fad"/>
    </style:style>
    <style:style style:name="P33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9408a"/>
    </style:style>
    <style:style style:name="P34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36cdf"/>
    </style:style>
    <style:style style:name="P35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1599a"/>
    </style:style>
    <style:style style:name="P36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49a5f"/>
    </style:style>
    <style:style style:name="P37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9375a"/>
    </style:style>
    <style:style style:name="P38" style:family="paragraph" style:parent-style-name="Text_20_body" style:list-style-name="L1">
      <style:paragraph-properties fo:margin-top="0in" fo:margin-bottom="0.0201in" style:contextual-spacing="false" fo:line-height="100%">
        <style:tab-stops>
          <style:tab-stop style:position="0.0626in"/>
        </style:tab-stops>
      </style:paragraph-properties>
      <style:text-properties officeooo:paragraph-rsid="00570fad"/>
    </style:style>
    <style:style style:name="P39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42c7d" officeooo:paragraph-rsid="00842c7d"/>
    </style:style>
    <style:style style:name="P40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59408a" officeooo:paragraph-rsid="0059408a"/>
    </style:style>
    <style:style style:name="P41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 style:list-style-name="L1">
      <style:paragraph-properties fo:margin-top="0in" fo:margin-bottom="0in" style:contextual-spacing="false" fo:line-height="100%"/>
      <style:text-properties fo:color="#333333" loext:opacity="100%" officeooo:paragraph-rsid="00408f35"/>
    </style:style>
    <style:style style:name="P44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6ee03" officeooo:paragraph-rsid="0086ee03"/>
    </style:style>
    <style:style style:name="P45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449a5f" officeooo:paragraph-rsid="0046387a"/>
    </style:style>
    <style:style style:name="T1" style:family="text">
      <style:text-properties fo:color="#666666" loext:opacity="100%" fo:font-weight="normal" style:font-weight-asian="normal" style:font-weight-complex="normal"/>
    </style:style>
    <style:style style:name="T2" style:family="text">
      <style:text-properties fo:color="#666666" loext:opacity="100%" style:font-name="Hack" fo:font-size="16pt" officeooo:rsid="00104b99" style:font-size-asian="16pt" style:font-size-complex="16pt"/>
    </style:style>
    <style:style style:name="T3" style:family="text">
      <style:text-properties fo:color="#666666" loext:opacity="100%" style:font-name="Hack" fo:font-size="16pt" officeooo:rsid="00187346" style:font-size-asian="16pt" style:font-size-complex="16pt"/>
    </style:style>
    <style:style style:name="T4" style:family="text">
      <style:text-properties fo:color="#666666" loext:opacity="100%" style:font-name="Hack" fo:font-size="16pt" fo:font-weight="bold" officeooo:rsid="00187346" style:font-size-asian="16pt" style:font-weight-asian="bold" style:font-size-complex="16pt" style:font-weight-complex="bold"/>
    </style:style>
    <style:style style:name="T5" style:family="text">
      <style:text-properties fo:color="#666666" loext:opacity="100%" style:font-name="Hack" fo:font-size="11pt" officeooo:rsid="00104b99" style:font-size-asian="11pt" style:font-size-complex="11pt"/>
    </style:style>
    <style:style style:name="T6" style:family="text">
      <style:text-properties fo:color="#666666" loext:opacity="100%" style:font-name="Hack" fo:font-size="11pt" officeooo:rsid="001a23bb" style:font-size-asian="11pt" style:font-size-complex="11pt"/>
    </style:style>
    <style:style style:name="T7" style:family="text">
      <style:text-properties fo:color="#666666" loext:opacity="100%" style:font-name="Hack" fo:font-size="11pt" fo:font-weight="bold" officeooo:rsid="00187346" style:font-size-asian="11pt" style:font-weight-asian="bold" style:font-size-complex="11pt" style:font-weight-complex="bold"/>
    </style:style>
    <style:style style:name="T8" style:family="text">
      <style:text-properties fo:color="#666666" loext:opacity="100%" style:font-name="Hack" fo:font-size="11pt" fo:font-weight="bold" officeooo:rsid="001b7aba" style:font-size-asian="11pt" style:font-weight-asian="bold" style:font-size-complex="11pt" style:font-weight-complex="bold"/>
    </style:style>
    <style:style style:name="T9" style:family="text">
      <style:text-properties fo:color="#666666" loext:opacity="100%" style:font-name="Hack" fo:font-size="14pt" officeooo:rsid="00104b99" style:font-size-asian="14pt" style:font-size-complex="14pt"/>
    </style:style>
    <style:style style:name="T10" style:family="text">
      <style:text-properties fo:color="#666666" loext:opacity="100%" style:font-name="Hack" fo:font-size="15pt" officeooo:rsid="00104b99" style:font-size-asian="15pt" style:font-size-complex="15pt"/>
    </style:style>
    <style:style style:name="T11" style:family="text">
      <style:text-properties fo:color="#666666" loext:opacity="100%" style:font-name="Hack" fo:font-size="8pt" officeooo: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666666" loext:opacity="100%" style:font-name="Hack" fo:font-size="8pt" officeooo: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333333" loext:opacity="100%" fo:font-size="7pt" style:font-size-asian="7pt" style:font-size-complex="7pt"/>
    </style:style>
    <style:style style:name="T16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T17" style:family="text">
      <style:text-properties fo:color="#333333" loext:opacity="100%" style:font-name="Hack" fo:font-size="7pt" officeooo:rsid="003228d8" style:font-size-asian="7pt" style:font-size-complex="7pt"/>
    </style:style>
    <style:style style:name="T18" style:family="text">
      <style:text-properties fo:color="#333333" loext:opacity="100%" style:font-name="Hack" fo:font-size="7pt" officeooo:rsid="00324012" style:font-size-asian="7pt" style:font-size-complex="7pt"/>
    </style:style>
    <style:style style:name="T19" style:family="text">
      <style:text-properties fo:color="#333333" loext:opacity="100%" style:font-name="Hack" fo:font-size="10pt" fo:font-weight="bold" officeooo:rsid="003d5eee" style:font-size-asian="10pt" style:font-weight-asian="bold" style:font-size-complex="10pt" style:font-weight-complex="bold"/>
    </style:style>
    <style:style style:name="T20" style:family="text">
      <style:text-properties fo:color="#333333" loext:opacity="100%" style:font-name="Hack" fo:font-size="10pt" fo:font-weight="bold" officeooo:rsid="003b2ff1" style:font-size-asian="10pt" style:font-weight-asian="bold" style:font-size-complex="10pt" style:font-weight-complex="bold"/>
    </style:style>
    <style:style style:name="T21" style:family="text">
      <style:text-properties fo:color="#333333" loext:opacity="100%" style:font-name="Hack" fo:font-size="8pt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333333" loext:opacity="100%" style:font-name="Hack" fo:font-size="8pt" fo:font-weight="normal" officeooo:rsid="00405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333333" loext:opacity="100%" style:font-name="Hack" fo:font-size="8pt" fo:font-weight="normal" officeooo:rsid="004089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333333" loext:opacity="100%" style:font-name="Hack" fo:font-size="8pt" fo:font-weight="normal" officeooo:rsid="00408f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333333" loext:opacity="100%" style:font-name="Hack" fo:font-size="8pt" fo:font-weight="normal" officeooo:rsid="0041b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333333" loext:opacity="100%" style:font-name="Hack" fo:font-size="8pt" fo:font-weight="normal" officeooo:rsid="00449a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333333" loext:opacity="100%" style:font-name="Hack" fo:font-size="8pt" fo:font-weight="normal" officeooo:rsid="004638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333333" loext:opacity="100%" style:font-name="Hack" fo:font-size="8pt" fo:font-weight="normal" officeooo:rsid="004abd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333333" loext:opacity="100%" style:font-name="Hack" fo:font-size="8pt" fo:font-weight="normal" officeooo:rsid="004c5b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333333" loext:opacity="100%" style:font-name="Hack" fo:font-size="8pt" fo:font-weight="normal" officeooo:rsid="004df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333333" loext:opacity="100%" style:font-name="Hack" fo:font-size="8pt" fo:font-weight="normal" officeooo:rsid="00570f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333333" loext:opacity="100%" style:font-name="Hack" fo:font-size="8pt" fo:font-weight="normal" officeooo:rsid="0058c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333333" loext:opacity="100%" style:font-name="Hack" fo:font-size="8pt" fo:font-weight="normal" officeooo:rsid="005940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333333" loext:opacity="100%" style:font-name="Hack" fo:font-size="8pt" fo:font-weight="normal" officeooo: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333333" loext:opacity="100%" style:font-name="Hack" fo:font-size="8pt" fo:font-weight="normal" officeooo:rsid="005b7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333333" loext:opacity="100%" style:font-name="Hack" fo:font-size="8pt" fo:font-weight="normal" officeooo:rsid="005c5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333333" loext:opacity="100%" style:font-name="Hack" fo:font-size="8pt" fo:font-weight="normal" officeooo:rsid="005dc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333333" loext:opacity="100%" style:font-name="Hack" fo:font-size="8pt" fo:font-weight="normal" officeooo:rsid="005ec1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333333" loext:opacity="100%" style:font-name="Hack" fo:font-size="8pt" fo:font-weight="normal" officeooo:rsid="005f73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333333" loext:opacity="100%" style:font-name="Hack" fo:font-size="8pt" fo:font-weight="normal" officeooo:rsid="005fb7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333333" loext:opacity="100%" style:font-name="Hack" fo:font-size="8pt" fo:font-weight="normal" officeooo:rsid="0065a8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333333" loext:opacity="100%" style:font-name="Hack" fo:font-size="8pt" fo:font-weight="normal" officeooo:rsid="007159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333333" loext:opacity="100%" style:font-name="Hack" fo:font-size="8pt" fo:font-weight="normal" officeooo:rsid="0071e8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333333" loext:opacity="100%" style:font-name="Hack" fo:font-size="8pt" fo:font-weight="normal" officeooo:rsid="0072b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333333" loext:opacity="100%" style:font-name="Hack" fo:font-size="8pt" fo:font-weight="normal" officeooo:rsid="007544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font-name="Hack" fo:font-size="8pt" fo:font-weight="normal" officeooo:rsid="007734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loext:opacity="100%" style:font-name="Hack" fo:font-size="8pt" fo:font-weight="normal" officeooo:rsid="00836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333333" loext:opacity="100%" style:font-name="Hack" fo:font-size="8pt" fo:font-weight="normal" officeooo:rsid="0072d6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333333" loext:opacity="100%" style:font-name="Hack" fo:font-size="8pt" fo:font-weight="normal" officeooo:rsid="00842c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333333" loext:opacity="100%" style:font-name="Hack" fo:font-size="8pt" fo:font-weight="normal" officeooo:rsid="0086ee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color="#333333" loext:opacity="100%" style:font-name="Hack" fo:font-size="8pt" fo:font-weight="normal" officeooo: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2" style:family="text">
      <style:text-properties fo:color="#333333" loext:opacity="100%" style:font-name="Hack" fo:font-size="8pt" fo:font-weight="normal" officeooo:rsid="008998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3" style:family="text">
      <style:text-properties fo:color="#333333" loext:opacity="100%" style:font-name="Hack" fo:font-size="8pt" fo:font-weight="normal" officeooo:rsid="008b6e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333333" loext:opacity="100%" style:font-name="Hack" fo:font-size="8pt" fo:font-weight="normal" officeooo:rsid="008dad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333333" loext:opacity="100%" style:font-name="Hack" fo:font-size="8pt" fo:font-weight="normal" officeooo:rsid="008f3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333333" loext:opacity="100%" style:font-name="Hack" fo:font-weight="bold" officeooo:rsid="003d5eee" style:font-weight-asian="bold" style:font-weight-complex="bold"/>
    </style:style>
    <style:style style:name="T57" style:family="text">
      <style:text-properties fo:color="#333333" loext:opacity="100%" style:font-name="Hack" fo:font-weight="bold" officeooo:rsid="003b2ff1" style:font-weight-asian="bold" style:font-weight-complex="bold"/>
    </style:style>
    <style:style style:name="T58" style:family="text">
      <style:text-properties style:font-name="Hack" fo:font-size="7pt" style:font-size-asian="7pt" style:font-size-complex="7pt"/>
    </style:style>
    <style:style style:name="T59" style:family="text">
      <style:text-properties style:font-name="Hack" fo:font-size="7pt" officeooo:rsid="0031a901" style:font-size-asian="7pt" style:font-size-complex="7pt"/>
    </style:style>
    <style:style style:name="T60" style:family="text">
      <style:text-properties style:font-name="Hack" fo:font-size="8pt" fo:font-weight="normal" officeooo:rsid="00259f8c" style:font-size-asian="7pt" style:font-weight-asian="normal" style:font-size-complex="8pt" style:font-weight-complex="normal"/>
    </style:style>
    <style:style style:name="T61" style:family="text">
      <style:text-properties style:font-name="Hack" fo:font-size="8pt" fo:font-weight="normal" officeooo:rsid="0025a53c" style:font-size-asian="7pt" style:font-weight-asian="normal" style:font-size-complex="8pt" style:font-weight-complex="normal"/>
    </style:style>
    <style:style style:name="T62" style:family="text">
      <style:text-properties style:font-name="Hack" officeooo:rsid="0051f933"/>
    </style:style>
    <style:style style:name="T63" style:family="text">
      <style:text-properties style:font-name="Hack" officeooo:rsid="0028a8a5"/>
    </style:style>
    <style:style style:name="T64" style:family="text">
      <style:text-properties style:font-name="Hack" officeooo:rsid="003d5eee"/>
    </style:style>
    <style:style style:name="T65" style:family="text">
      <style:text-properties style:font-name="Hack" officeooo:rsid="0051f933" style:font-style-asian="normal" style:font-style-complex="normal" style:text-overline-style="none" style:text-overline-color="font-color"/>
    </style:style>
    <style:style style:name="T66" style:family="text">
      <style:text-properties style:font-name="Hack" officeooo:rsid="0028a8a5" style:font-style-asian="normal" style:font-style-complex="normal" style:text-overline-style="none" style:text-overline-color="font-color"/>
    </style:style>
    <style:style style:name="T67" style:family="text">
      <style:text-properties style:font-name="Hack" officeooo:rsid="003b2ff1" style:font-style-asian="normal" style:font-style-complex="normal" style:text-overline-style="none" style:text-overline-color="font-color"/>
    </style:style>
    <style:style style:name="T68" style:family="text">
      <style:text-properties style:font-name="Hack" fo:font-weight="bold" officeooo:rsid="0051f933" style:font-style-asian="normal" style:font-weight-asian="bold" style:font-style-complex="normal" style:font-weight-complex="bold" style:text-overline-style="none" style:text-overline-color="font-color"/>
    </style:style>
    <style:style style:name="T69" style:family="text">
      <style:text-properties style:font-name="Hack" fo:font-weight="bold" officeooo:rsid="0043873e" style:font-style-asian="normal" style:font-weight-asian="bold" style:font-style-complex="normal" style:font-weight-complex="bold" style:text-overline-style="none" style:text-overline-color="font-color"/>
    </style:style>
    <style:style style:name="T70" style:family="text">
      <style:text-properties style:font-name="Hack" fo:font-weight="bold" officeooo:rsid="006def86" style:font-style-asian="normal" style:font-weight-asian="bold" style:font-style-complex="normal" style:font-weight-complex="bold" style:text-overline-style="none" style:text-overline-color="font-color"/>
    </style:style>
    <style:style style:name="T71" style:family="text">
      <style:text-properties fo:font-size="11pt" style:font-size-asian="11pt" style:font-size-complex="11pt"/>
    </style:style>
    <style:style style:name="T72" style:family="text">
      <style:text-properties officeooo:rsid="001d0284"/>
    </style:style>
    <style:style style:name="T73" style:family="text">
      <style:text-properties officeooo:rsid="002a0500"/>
    </style:style>
    <style:style style:name="T74" style:family="text">
      <style:text-properties officeooo:rsid="003b2ff1"/>
    </style:style>
    <style:style style:name="T75" style:family="text">
      <style:text-properties officeooo:rsid="003c668d"/>
    </style:style>
    <style:style style:name="T76" style:family="text">
      <style:text-properties officeooo:rsid="0043873e"/>
    </style:style>
    <style:style style:name="T77" style:family="text">
      <style:text-properties officeooo:rsid="00842c7d"/>
    </style:style>
    <style:style style:name="T78" style:family="text">
      <style:text-properties officeooo:rsid="0086ee03"/>
    </style:style>
    <style:style style:name="T79" style:family="text">
      <style:text-properties officeooo:rsid="0072b63b"/>
    </style:style>
    <style:style style:name="T80" style:family="text">
      <style:text-properties officeooo:rsid="0059408a"/>
    </style:style>
    <style:style style:name="T81" style:family="text">
      <style:text-properties officeooo:rsid="0087f9fe"/>
    </style:style>
    <style:style style:name="T82" style:family="text">
      <style:text-properties officeooo:rsid="008dad1f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space" fo:text-indent="-0.1402in" fo:margin-left="0.1402in"/>
        </style:list-level-properties>
        <style:text-properties style:font-name="Hack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E</text:span><text:span text:style-name="T7">xperien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Catchpoint, Systems Inc.</text:p>
            <text:p text:style-name="P7"><text:span text:style-name="T82">Senior</text:span><text:span text:style-name="T75"> </text:span><text:span text:style-name="T82">Software Engineer</text:span></text:p>
          </table:table-cell>
          <table:table-cell table:style-name="Table2.A1" office:value-type="string">
            <text:p text:style-name="P14"><text:span text:style-name="T65">11/</text:span><text:span text:style-name="T66">201</text:span><text:span text:style-name="T67">8</text:span><text:span text:style-name="T66"> – </text:span><text:span text:style-name="T67">Present</text:span></text:p>
            <text:p text:style-name="P19">N<text:span text:style-name="T74">ew York</text:span>, N<text:span text:style-name="T74">Y</text:span></text:p>
          </table:table-cell>
        </table:table-row>
        <table:table-row>
          <table:table-cell table:style-name="Table2.A2" table:number-columns-spanned="2" office:value-type="string">
            <text:list xml:id="list3622921406" text:style-name="L1">
              <text:list-item>
                <text:p text:style-name="P30"><text:span text:style-name="T41">D</text:span><text:span text:style-name="T31">esign, implement, </text:span><text:span text:style-name="T35">test, and</text:span><text:span text:style-name="T31"> maintain features </text:span><text:span text:style-name="T41">for </text:span><text:span text:style-name="T53">Cat</text:span><text:span text:style-name="T55">c</text:span><text:span text:style-name="T53">hpoint’s</text:span><text:span text:style-name="T41"> </text:span><text:span text:style-name="T51">globally distributed </text:span><text:span text:style-name="T41">data pipeline and proprietary NoSQL time-series database.</text:span></text:p>
              </text:list-item>
              <text:list-item>
                <text:p text:style-name="P31"><text:span text:style-name="T41">P</text:span><text:span text:style-name="T38">rimarily work </text:span><text:span text:style-name="T40">with</text:span><text:span text:style-name="T38"> C#, </text:span><text:span text:style-name="T40">git, </text:span><text:span text:style-name="T38">and occasionally Python or NodeJS.</text:span></text:p>
              </text:list-item>
              <text:list-item>
                <text:p text:style-name="P32"><text:span text:style-name="T36">Le</text:span><text:span text:style-name="T42">a</text:span><text:span text:style-name="T36">d</text:span><text:span text:style-name="T33"> the</text:span><text:span text:style-name="T31"> </text:span><text:span text:style-name="T33">team’s </text:span><text:span text:style-name="T31">.NET Core/.</text:span><text:span text:style-name="T43">NET 5</text:span><text:span text:style-name="T31"> </text:span><text:span text:style-name="T33">migration </text:span><text:span text:style-name="T52">effort</text:span><text:span text:style-name="T36">, </text:span><text:span text:style-name="T44">including the conversion of WCF services to gRPC.</text:span></text:p>
              </text:list-item>
              <text:list-item>
                <text:p text:style-name="P33"><text:span text:style-name="T32">Performed </text:span><text:span text:style-name="T54">the </text:span><text:span text:style-name="T32">architectural design, cost analysis, and implementation </text:span><text:span text:style-name="T54">for</text:span><text:span text:style-name="T33"> a </text:span><text:span text:style-name="T36">CIO-mandated strategic</text:span><text:span text:style-name="T35"> initiative</text:span><text:span text:style-name="T33"> to migrate a </text:span><text:span text:style-name="T54">100</text:span><text:span text:style-name="T33">TB/month global storage system to </text:span><text:span text:style-name="T34">AWS S3.</text:span></text:p>
              </text:list-item>
              <text:list-item>
                <text:p text:style-name="P34"><text:span text:style-name="T47">R</text:span><text:span text:style-name="T33">educe</text:span><text:span text:style-name="T36">d</text:span><text:span text:style-name="T33"> average query times by </text:span><text:span text:style-name="T47">40% by</text:span><text:span text:style-name="T33"> </text:span><text:span text:style-name="T36">introducing</text:span><text:span text:style-name="T33"> </text:span><text:span text:style-name="T45">a </text:span><text:span text:style-name="T33">heuristic to reorder lookup/filtering operations.</text:span></text:p>
              </text:list-item>
              <text:list-item>
                <text:p text:style-name="P34"><text:span text:style-name="T34">D</text:span><text:span text:style-name="T47">esigned a consistent-hashing scheme to overcome the horizontal scaling constraints of Catchpoint’s NoSQL time-series database.</text:span></text:p>
              </text:list-item>
              <text:list-item>
                <text:p text:style-name="P39"><text:span text:style-name="T47">De</text:span><text:span text:style-name="T51">livered</text:span><text:span text:style-name="T21"> a zero-downtime deployment system for Catchpoint’s global fleet of web servers.</text:span></text:p>
              </text:list-item>
              <text:list-item>
                <text:p text:style-name="P39"><text:span text:style-name="T21">De</text:span><text:span text:style-name="T51">livered</text:span><text:span text:style-name="T21"> an automated deployment tool that replaced an error-prone and manual deployment process.</text:span></text:p>
              </text:list-item>
              <text:list-item>
                <text:p text:style-name="P34"><text:span text:style-name="T54">Developed</text:span><text:span text:style-name="T36"> an IO parallelization strategy that considerably reduced data insert times </text:span><text:span text:style-name="T51">and hardware requirements</text:span><text:span text:style-name="T37">.</text:span></text:p>
              </text:list-item>
              <text:list-item>
                <text:p text:style-name="P40"><text:span text:style-name="T54">Built</text:span><text:span text:style-name="T21"> a </text:span><text:span text:style-name="T39">custom </text:span><text:span text:style-name="T21">query language for </text:span><text:span text:style-name="T45">Catchpoint’s</text:span><text:span text:style-name="T21"> </text:span><text:span text:style-name="T49">NoSQL </text:span><text:span text:style-name="T21">time-series database.</text:span></text:p>
              </text:list-item>
              <text:list-item>
                <text:p text:style-name="P41"><text:span text:style-name="T82">Built</text:span> a bump-allocation based memory allocation strategy to improve garbage-collection times.</text:p>
              </text:list-item>
              <text:list-item>
                <text:p text:style-name="P42"><text:span text:style-name="T81">Frequently c</text:span><text:span text:style-name="T78">ooperate</text:span><text:span text:style-name="T77"> with </text:span><text:span text:style-name="T81">SRE’s </text:span><text:span text:style-name="T78">and technical account managers </text:span><text:span text:style-name="T77">to s</text:span><text:span text:style-name="T79">o</text:span><text:span text:style-name="T80">lve </text:span><text:span text:style-name="T78">both</text:span><text:span text:style-name="T80"> </text:span><text:span text:style-name="T78">infrastructure and client</text:span><text:span text:style-name="T80"> </text:span><text:span text:style-name="T78">issues.</text:span></text:p>
              </text:list-item>
              <text:list-item>
                <text:p text:style-name="P33"><text:span text:style-name="T33">Regularly investigate and solve CPU, IO, </text:span><text:span text:style-name="T48">and </text:span><text:span text:style-name="T33">memory bottlenecks.</text:span>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<text:span text:style-name="T56">Infragistics</text:span><text:span text:style-name="T57">, Inc.</text:span></text:p>
            <text:p text:style-name="P8">Associate Software Developer</text:p>
          </table:table-cell>
          <table:table-cell table:style-name="Table7.A1" office:value-type="string">
            <text:p text:style-name="P13"><text:span text:style-name="T62">5/</text:span><text:span text:style-name="T63">201</text:span><text:span text:style-name="T64">6</text:span><text:span text:style-name="T63"> – </text:span><text:span text:style-name="T62">11/</text:span><text:span text:style-name="T64">2018</text:span></text:p>
            <text:p text:style-name="P23"><text:span text:style-name="T11">Cranbury</text:span><text:span text:style-name="T12">, N</text:span><text:span text:style-name="T11">J</text:span></text:p>
          </table:table-cell>
        </table:table-row>
        <table:table-row table:style-name="Table7.2">
          <table:table-cell table:style-name="Table7.A1" table:number-columns-spanned="2" office:value-type="string">
            <text:list xml:id="list153841476865120" text:continue-numbering="true" text:style-name="L1">
              <text:list-item>
                <text:p text:style-name="P44"><text:span text:style-name="T25">W</text:span><text:span text:style-name="T21">orked on a full-stack engineering team that delivered a business-intelligence product called ReportPlus.</text:span></text:p>
              </text:list-item>
              <text:list-item>
                <text:p text:style-name="P35"><text:span text:style-name="T25">Developed, maintained, and tested features using </text:span><text:span text:style-name="T22">C#, Angular 4, TypeScript, Webpack, ASP.NET,</text:span><text:span text:style-name="T24"> </text:span><text:span text:style-name="T22">SQL</text:span><text:span text:style-name="T26">, </text:span><text:span text:style-name="T28">and </text:span><text:span text:style-name="T26">Git.</text:span></text:p>
              </text:list-item>
              <text:list-item>
                <text:p text:style-name="P38"><text:span text:style-name="T50">Collaborated</text:span><text:span text:style-name="T23"> with PM/UX to d</text:span><text:span text:style-name="T28">eliver</text:span><text:span text:style-name="T23"> a data export feature, involving 10+ </text:span><text:span text:style-name="T24">Angular</text:span><text:span text:style-name="T23"> screens and numerous API endpoints.</text:span></text:p>
              </text:list-item>
              <text:list-item>
                <text:p text:style-name="P38"><text:span text:style-name="T28">P</text:span><text:span text:style-name="T23">rototyped a JSON Web Token (JWT) authentication scheme </text:span><text:span text:style-name="T24">that eventually </text:span><text:span text:style-name="T46">was </text:span><text:span text:style-name="T24">integrated into the product</text:span><text:span text:style-name="T23">.</text:span>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19">Infragistics</text:span><text:span text:style-name="T20">, Inc.</text:span></text:p>
            <text:p text:style-name="P9"><text:span text:style-name="T76">Associate </text:span>Software Developer - <text:span text:style-name="T76">Intern</text:span></text:p>
          </table:table-cell>
          <table:table-cell table:style-name="Table6.A1" office:value-type="string">
            <text:p text:style-name="P15"><text:span text:style-name="T70">Summer </text:span><text:span text:style-name="T68">2013</text:span><text:span text:style-name="T69">, </text:span><text:span text:style-name="T70">Summer 2014</text:span><text:span text:style-name="T69">, </text:span><text:span text:style-name="T68">4/</text:span><text:span text:style-name="T69">2015 – </text:span><text:span text:style-name="T68">5/</text:span><text:span text:style-name="T69">2016</text:span></text:p>
            <text:p text:style-name="P20"><text:span text:style-name="T76">Cranbury</text:span>, N<text:span text:style-name="T76">J</text:span></text:p>
          </table:table-cell>
        </table:table-row>
        <table:table-row table:style-name="Table6.2">
          <table:table-cell table:style-name="Table6.A1" table:number-columns-spanned="2" office:value-type="string">
            <text:list xml:id="list153842093536814" text:continue-numbering="true" text:style-name="L1">
              <text:list-item>
                <text:p text:style-name="P36"><text:span text:style-name="T22">P</text:span><text:span text:style-name="T26">articipated in three </text:span><text:span text:style-name="T30">consecutive</text:span><text:span text:style-name="T26"> internships working in both product development and </text:span><text:span text:style-name="T47">customer </text:span><text:span text:style-name="T26">consulting.</text:span></text:p>
              </text:list-item>
              <text:list-item>
                <text:p text:style-name="P45"><text:span text:style-name="T27">D</text:span><text:span text:style-name="T25">eveloped, maintained, and tested features </text:span><text:span text:style-name="T27">using C# </text:span><text:span text:style-name="T42">and </text:span><text:span text:style-name="T27">Java</text:span><text:span text:style-name="T28">.</text:span></text:p>
              </text:list-item>
              <text:list-item>
                <text:p text:style-name="P37"><text:span text:style-name="T29">Delivered an</text:span><text:span text:style-name="T26"> Android application t</text:span><text:span text:style-name="T29">hat</text:span><text:span text:style-name="T26"> showcased Infragistics’ Android components along with source code examples</text:span></text:p>
              </text:list-item>
            </text:list>
          </table:table-cell>
          <table:covered-table-cell/>
        </table:table-row>
      </table:table>
      <text:p text:style-name="P29"><text:span text:style-name="T3">E</text:span><text:span text:style-name="T6">ducation</text:span></text:p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4">Rutgers, The State University of New Jersey</text:p>
            <text:p text:style-name="P12">B.A. Computer Science</text:p>
          </table:table-cell>
          <table:table-cell table:style-name="Education.A1" office:value-type="string">
            <text:p text:style-name="P21"/>
          </table:table-cell>
        </table:table-row>
      </table:table>
      <text:p text:style-name="P24"><text:span text:style-name="T4">E</text:span><text:span text:style-name="T8">xtracurricula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Zeta Beta Tau Fraternity – Beta Delta Chapter</text:p>
            <text:p text:style-name="P10">Treasurer (Executive Board)</text:p>
          </table:table-cell>
          <table:table-cell table:style-name="Table1.A1" office:value-type="string">
            <text:p text:style-name="P21"/>
          </table:table-cell>
        </table:table-row>
        <table:table-row table:style-name="Table1.2">
          <table:table-cell table:style-name="Table1.A2" table:number-columns-spanned="2" office:value-type="string">
            <text:list xml:id="list153840345336531" text:continue-numbering="true" text:style-name="L1">
              <text:list-item>
                <text:p text:style-name="P43"><text:span text:style-name="T60">Managed </text:span><text:span text:style-name="T61">the 70+ member chapter’s $300,000</text:span><text:span text:style-name="T60"> annual rent collection </text:span><text:span text:style-name="T61">and </text:span><text:span text:style-name="T60">$50,000 operating budget.</text:span></text:p>
              </text:list-item>
            </text:list>
          </table:table-cell>
          <table:covered-table-cell/>
        </table:table-row>
      </table:table>
      <text:p text:style-name="P22">H<text:span text:style-name="T71">onors &amp; </text:span><text:span text:style-name="T73">A</text:span><text:span text:style-name="T71">ward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Boy Scouts of America</text:p>
            <text:p text:style-name="P11"><text:span text:style-name="T72">E</text:span>agle Scout</text:p>
          </table:table-cell>
          <table:table-cell table:style-name="Table3.A1" office:value-type="string">
            <text:p text:style-name="P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Hack" fo:font-family="Hack" style:font-pitch="fixed" fo:font-size="8pt" fo:font-weight="normal" style:font-name-asian="OpenSymbol" style:font-family-asian="OpenSymbol" style:font-charset-asian="x-symbol" style:font-size-asian="7pt" style:font-weight-asian="normal" style:font-name-complex="OpenSymbol" style:font-family-complex="OpenSymbol" style:font-charset-complex="x-symbol" style:font-size-complex="8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9" style:family="table">
      <style:table-properties style:width="7.2028in" fo:margin-top="0.1in" fo:margin-bottom="0in" table:align="left" fo:background-color="transparent">
        <style:background-image/>
      </style:table-properties>
    </style:style>
    <style:style style:name="Table9.A" style:family="table-column">
      <style:table-column-properties style:column-width="1.6167in"/>
    </style:style>
    <style:style style:name="Table9.B" style:family="table-column">
      <style:table-column-properties style:column-width="1.1201in"/>
    </style:style>
    <style:style style:name="Table9.C" style:family="table-column">
      <style:table-column-properties style:column-width="2.0688in"/>
    </style:style>
    <style:style style:name="Table9.D" style:family="table-column">
      <style:table-column-properties style:column-width="2.3972in"/>
    </style:style>
    <style:style style:name="Table9.1" style:family="table-row">
      <style:table-row-properties style:min-row-height="0.1882in" fo:background-color="transparent">
        <style:background-image/>
      </style:table-row-properties>
    </style:style>
    <style:style style:name="Table9.A1" style:family="table-cell">
      <style:table-cell-properties style:vertical-align="middle" fo:padding-left="0in" fo:padding-right="0.1in" fo:padding-top="0in" fo:padding-bottom="0in" fo:border="none" style:writing-mode="page"/>
    </style:style>
    <style:style style:name="M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MP2" style:family="paragraph" style:parent-style-name="Header">
      <style:text-properties officeooo:paragraph-rsid="003a777b"/>
    </style:style>
    <style:style style:name="MP3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MP4" style:family="paragraph" style:parent-style-name="Table_20_Contents">
      <style:text-properties fo:font-size="6pt" officeooo:paragraph-rsid="003a777b" style:font-size-asian="6pt" style:font-size-complex="6pt"/>
    </style:style>
    <style:style style:name="MT1" style:family="text">
      <style:text-properties fo:color="#666666" loext:opacity="100%"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666666" loext:opacity="100%" style:font-name="Hack" fo:font-size="16pt" officeooo:rsid="00104b99" style:font-size-asian="16pt" style:font-size-complex="16pt"/>
    </style:style>
    <style:style style:name="MT4" style:family="text">
      <style:text-properties fo:color="#666666" loext:opacity="100%" style:font-name="Hack" fo:font-size="11pt" officeooo:rsid="00104b99" style:font-size-asian="11pt" style:font-size-complex="11pt"/>
    </style:style>
    <style:style style:name="MT5" style:family="text">
      <style:text-properties fo:color="#666666" loext:opacity="100%" style:font-name="Hack" fo:font-size="14pt" officeooo:rsid="00104b99" style:font-size-asian="14pt" style:font-size-complex="14pt"/>
    </style:style>
    <style:style style:name="MT6" style:family="text">
      <style:text-properties fo:color="#666666" loext:opacity="100%" style:font-name="Hack" fo:font-size="15pt" officeooo:rsid="00104b99" style:font-size-asian="15pt" style:font-size-complex="15pt"/>
    </style:style>
    <style:style style:name="MT7" style:family="text">
      <style:text-properties fo:font-size="7pt" style:font-size-asian="7pt" style:font-size-complex="7pt"/>
    </style:style>
    <style:style style:name="MT8" style:family="text">
      <style:text-properties fo:color="#333333" loext:opacity="100%" fo:font-size="7pt" style:font-size-asian="7pt" style:font-size-complex="7pt"/>
    </style:style>
    <style:style style:name="MT9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MT10" style:family="text">
      <style:text-properties style:font-name="Hack" fo:font-size="7pt" officeooo:rsid="0031a901" style:font-size-asian="7pt" style:font-size-complex="7pt"/>
    </style:style>
    <style:style style:name="MT11" style:family="text">
      <style:text-properties fo:color="#333333" loext:opacity="100%" style:font-name="Hack" fo:font-size="7pt" officeooo:rsid="003228d8" style:font-size-asian="7pt" style:font-size-complex="7pt"/>
    </style:style>
    <style:style style:name="MT12" style:family="text">
      <style:text-properties style:font-name="Hack" fo:font-size="7pt" style:font-size-asian="7pt" style:font-size-complex="7pt"/>
    </style:style>
    <style:style style:name="MT13" style:family="text">
      <style:text-properties fo:color="#333333" loext:opacity="100%" style:font-name="Hack" fo:font-size="7pt" officeooo:rsid="00324012" style:font-size-asian="7pt" style:font-size-complex="7pt"/>
    </style:style>
    <style:style style:name="Mfr1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first>
        <text:p text:style-name="MP1"><text:span text:style-name="MT1">CAMERON</text:span> <text:span text:style-name="MT2">PASCAL</text:span></text:p>
        <text:p text:style-name="MP2"><text:span text:style-name="MT3">B</text:span><text:span text:style-name="MT4">ACKEND</text:span><text:span text:style-name="MT5"> </text:span><text:span text:style-name="MT6">S</text:span><text:span text:style-name="MT4">OFTWARE</text:span><text:span text:style-name="MT5"> </text:span><text:span text:style-name="MT6">E</text:span><text:span text:style-name="MT4">NGINEER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MP3"><text:span text:style-name="MT7"><draw:frame draw:style-name="Mfr1" draw:name="Image12" text:anchor-type="as-char" svg:width="0.1445in" svg:height="0.1602in" draw:z-index="0"><draw:image xlink:href="Pictures/100002F200003505000035056626A351B79BB95D.svg" xlink:type="simple" xlink:show="embed" xlink:actuate="onLoad" draw:mime-type="image/svg+xml"/><draw:image xlink:href="Pictures/10000001000002A7000002A7075B6FDCED2282A2.png" xlink:type="simple" xlink:show="embed" xlink:actuate="onLoad" draw:mime-type="image/png"/></draw:frame></text:span><text:span text:style-name="MT8"><text:s/></text:span><text:a xlink:type="simple" xlink:href="mailto:cameron@cameron.dev" text:style-name="Internet_20_link" text:visited-style-name="Visited_20_Internet_20_Link"><text:span text:style-name="MT9">cameron@cameron.dev</text:span></text:a></text:p>
            </table:table-cell>
            <table:table-cell table:style-name="Table9.A1" office:value-type="string">
              <text:p text:style-name="MP3"><text:span text:style-name="MT7"><draw:frame draw:style-name="Mfr2" draw:name="Image13" text:anchor-type="as-char" svg:width="0.15in" svg:height="0.1598in" draw:z-index="1"><draw:image xlink:href="Pictures/100003E60000335E00003505167413D6F33A02CE.svg" xlink:type="simple" xlink:show="embed" xlink:actuate="onLoad" draw:mime-type="image/svg+xml"/><draw:image xlink:href="Pictures/1000000100000291000002A7FAE028D6D64D4C64.png" xlink:type="simple" xlink:show="embed" xlink:actuate="onLoad" draw:mime-type="image/png"/></draw:frame></text:span><text:span text:style-name="MT10"><text:s/></text:span><text:a xlink:type="simple" xlink:href="https://cameron.dev/" text:style-name="Internet_20_link" text:visited-style-name="Visited_20_Internet_20_Link"><text:span text:style-name="MT11">cameron.dev</text:span></text:a></text:p>
            </table:table-cell>
            <table:table-cell table:style-name="Table9.A1" office:value-type="string">
              <text:p text:style-name="MP4"><text:span text:style-name="MT7"><draw:frame draw:style-name="Mfr3" draw:name="Image14" text:anchor-type="as-char" svg:width="0.15in" svg:height="0.1598in" draw:z-index="2"><draw:image xlink:href="Pictures/1000061C0000335E0000350541DBDAF0BC96F616.svg" xlink:type="simple" xlink:show="embed" xlink:actuate="onLoad" draw:mime-type="image/svg+xml"/><draw:image xlink:href="Pictures/1000000100000291000002A7E090AB7467871255.png" xlink:type="simple" xlink:show="embed" xlink:actuate="onLoad" draw:mime-type="image/png"/></draw:frame></text:span><text:span text:style-name="MT12"><text:s/></text:span><text:a xlink:type="simple" xlink:href="https://github.com/cameron-pascal" text:style-name="Internet_20_link" text:visited-style-name="Visited_20_Internet_20_Link"><text:span text:style-name="MT13">github.com/cameron-pascal</text:span></text:a></text:p>
            </table:table-cell>
            <table:table-cell table:style-name="Table9.A1" office:value-type="string">
              <text:p text:style-name="MP4"><text:span text:style-name="MT7"><draw:frame draw:style-name="Mfr3" draw:name="Image15" text:anchor-type="as-char" svg:width="0.1402in" svg:height="0.1598in" draw:z-index="3"><draw:image xlink:href="Pictures/1000023000002E6800003505F5F5D2F1F80E81D9.svg" xlink:type="simple" xlink:show="embed" xlink:actuate="onLoad" draw:mime-type="image/svg+xml"/><draw:image xlink:href="Pictures/1000000100000252000002A7769FC4D0217C2E53.png" xlink:type="simple" xlink:show="embed" xlink:actuate="onLoad" draw:mime-type="image/png"/></draw:frame></text:span><text:span text:style-name="MT12"><text:s/></text:span><text:a xlink:type="simple" xlink:href="https://linkedin.com/in/cameron-pascal" text:style-name="Internet_20_link" text:visited-style-name="Visited_20_Internet_20_Link"><text:span text:style-name="MT13">linkedin.com/in/cameron-pascal</text:span></text:a></text:p>
            </table:table-cell>
          </table:table-row>
        </table:table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6T22:35:53.735381633</meta:creation-date>
    <dc:date>2022-10-30T15:38:21.368518707</dc:date>
    <meta:editing-duration>PT4H27M57S</meta:editing-duration>
    <meta:editing-cycles>82</meta:editing-cycles>
    <meta:generator>LibreOffice/7.3.6.2$MacOSX_AARCH64 LibreOffice_project/c28ca90fd6e1a19e189fc16c05f8f8924961e12e</meta:generator>
    <meta:document-statistic meta:table-count="7" meta:image-count="4" meta:object-count="0" meta:page-count="1" meta:paragraph-count="49" meta:word-count="385" meta:character-count="2768" meta:non-whitespace-character-count="2445"/>
  </office:meta>
</office:document-meta>
</file>